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left="0cm" fo:margin-right="0cm" fo:margin-top="0.318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0pt" fo:letter-spacing="normal" fo:font-style="normal" fo:font-weight="normal" style:font-size-asian="10pt" style:font-size-complex="10pt"/>
    </style:style>
    <style:style style:name="P3" style:family="paragraph" style:parent-style-name="Standard">
      <style:paragraph-properties fo:margin-top="0.318cm" fo:margin-bottom="0.318cm" fo:line-height="124%" fo:text-align="start" style:justify-single-word="false" fo:orphans="2" fo:widows="2"/>
      <style:text-properties fo:font-variant="normal" fo:text-transform="none" fo:color="#222222" style:font-name="Arial" fo:font-size="10pt" fo:letter-spacing="normal" fo:font-style="normal" fo:font-weight="normal" style:font-size-asian="10pt" style:font-size-complex="10pt"/>
    </style:style>
    <style:style style:name="P4" style:family="paragraph" style:parent-style-name="Standard">
      <style:paragraph-properties fo:margin-top="0cm" fo:margin-bottom="0.318cm" fo:line-height="124%" fo:text-align="start" style:justify-single-word="false" fo:orphans="2" fo:widows="2"/>
      <style:text-properties fo:font-variant="normal" fo:text-transform="none" fo:color="#222222" style:font-name="Arial" fo:font-size="10pt" fo:letter-spacing="normal" fo:font-style="normal" fo:font-weight="normal" style:font-size-asian="10pt" style:font-size-complex="10pt"/>
    </style:style>
    <style:style style:name="P5" style:family="paragraph" style:parent-style-name="Standard">
      <style:paragraph-properties fo:margin-top="0cm" fo:margin-bottom="0cm" fo:line-height="124%" fo:text-align="start" style:justify-single-word="false" fo:orphans="2" fo:widows="2"/>
      <style:text-properties fo:font-variant="normal" fo:text-transform="none" fo:color="#222222" style:font-name="Arial" fo:font-size="10pt" fo:letter-spacing="normal" fo:font-style="normal" fo:font-weight="normal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m<text:tab/><text:tab/> <text:s text:c="7"/>C<text:tab/><text:tab/> <text:s text:c="10"/>Dm<text:tab/><text:tab/><text:line-break/> <text:s text:c="4"/>Same bed but it feels just a little bit bigger now<text:line-break/>G<text:tab/><text:tab/> <text:s text:c="6"/>G7<text:tab/><text:tab/> <text:s text:c="9"/>C<text:tab/><text:tab/> <text:s text:c="7"/>Em/B<text:tab/><text:line-break/> <text:s text:c="4"/>Our song on the radio but it don't sound the same<text:line-break/>Am<text:tab/><text:tab/><text:tab/> <text:s text:c="5"/>C<text:tab/><text:tab/><text:tab/> <text:s text:c="7"/>Dm<text:tab/><text:tab/><text:line-break/> <text:s text:c="4"/>When our friends talk about you, all it does is just tear me down<text:line-break/>G<text:tab/><text:tab/><text:tab/><text:tab/><text:tab/> <text:s/>C<text:line-break/> <text:s text:c="3"/>'Cause my heart breaks a little when I hear your name<text:line-break/><text:line-break/>C/B<text:tab/><text:tab/> <text:s text:c="7"/>Am<text:tab/> <text:s text:c="4"/>Em<text:line-break/>It all just sounds like ooh, ooh ooh hoo hoo<text:line-break/> <text:s text:c="7"/>Bb<text:tab/><text:tab/><text:tab/><text:tab/><text:tab/>C/G<text:line-break/>Mm, too young, too dumb to realize<text:line-break/> <text:s text:c="7"/>G<text:tab/><text:tab/><text:tab/><text:tab/>F<text:tab/>G<text:line-break/>That I should have bought you flowers<text:line-break/><text:tab/><text:tab/>C<text:line-break/>And held your hand<text:line-break/><text:tab/><text:tab/><text:tab/><text:tab/>F<text:tab/>G<text:line-break/>Should have gave you all my hours<text:line-break/><text:tab/><text:tab/> <text:s/>C<text:line-break/>When I had the chance<text:line-break/><text:tab/><text:tab/> <text:s text:c="5"/>F<text:tab/><text:tab/><text:tab/>G<text:tab/><text:tab/> <text:s text:c="2"/>Am<text:line-break/>Take you to every party 'cause all you wanted to do was dance<text:line-break/>D7<text:tab/> <text:s text:c="2"/><text:tab/> F<text:line-break/>Now my baby's dancing<text:line-break/><text:tab/> <text:s text:c="4"/>Fm<text:tab/><text:tab/><text:tab/>C<text:line-break/>But she's dancing with another man</text:p>
      <text:p text:style-name="P3">F – C – G/B<text:line-break/><text:line-break/>Am<text:tab/><text:tab/> <text:s text:c="2"/>C<text:tab/><text:tab/><text:tab/> <text:s text:c="2"/>Dm<text:line-break/> <text:s text:c="4"/>My pride, my ego, my needs, and my selfish ways<text:line-break/>G<text:tab/><text:tab/><text:tab/> <text:s text:c="5"/>G7<text:tab/><text:tab/><text:tab/> <text:s text:c="3"/>C<text:tab/><text:tab/>Em/B<text:line-break/> <text:s text:c="4"/>Caused a good strong woman like you to walk out my life<text:line-break/><text:tab/>Am <text:s text:c="4"/>C<text:tab/><text:tab/><text:tab/>Dm<text:line-break/>Now I never, never get to clean up the mess I made, oh<text:line-break/>G<text:tab/><text:tab/><text:tab/><text:tab/> <text:s text:c="4"/>C<text:line-break/>And it haunts me every time I close my eyes<text:line-break/><text:line-break/>C/B<text:tab/><text:tab/> <text:s text:c="7"/>Am<text:tab/> <text:s text:c="3"/>Em<text:line-break/>It all just sounds like ooh, ooh ooh ooh ooh<text:line-break/> <text:s text:c="7"/>Bb<text:tab/><text:tab/><text:tab/><text:tab/> <text:s text:c="4"/>C/G<text:line-break/>Mm, too young, too dumb to realize<text:line-break/> <text:s text:c="7"/>G<text:tab/><text:tab/><text:tab/><text:tab/>F<text:tab/>G<text:line-break/>That I should have bought you flowers<text:line-break/> <text:s text:c="7"/><text:tab/><text:tab/>C<text:line-break/>And held your hand</text:p>
      <text:p text:style-name="P3"/>
      <text:p text:style-name="P3"><text:soft-page-break/><text:line-break/><text:tab/><text:tab/><text:tab/><text:tab/>F<text:tab/>G<text:line-break/>Should have gave you all my hours<text:line-break/><text:line-break/><text:tab/><text:tab/> <text:s text:c="3"/>C<text:line-break/>When I had the chance<text:line-break/><text:tab/><text:tab/> <text:s text:c="7"/>F<text:tab/><text:tab/><text:tab/>G<text:tab/><text:tab/> <text:s text:c="3"/>Am<text:line-break/>Take you to every party 'cause all you wanted to do was dance<text:line-break/>D7<text:tab/><text:tab/> <text:s/>F<text:line-break/>Now my baby's dancing<text:line-break/><text:tab/> <text:s text:c="4"/>Fm<text:tab/><text:tab/><text:tab/> <text:s text:c="4"/>C<text:line-break/>But she's dancing with another man</text:p>
      <text:p text:style-name="P4"><text:tab/> <text:s text:c="6"/>F<text:line-break/>Although it hurts<text:line-break/><text:tab/> <text:s text:c="3"/>G<text:tab/><text:tab/><text:tab/>C<text:tab/>G/B<text:tab/>Am<text:line-break/>I'll be the first to say that I was wrong<text:line-break/>Em/G<text:tab/> <text:s text:c="3"/>D7<text:line-break/> <text:s text:c="3"/>Oh, <text:tab/>I know I'm probably much too late<text:line-break/><text:tab/> <text:s text:c="7"/>Dm7<text:line-break/>To try and apologize for my mistakes<text:line-break/><text:tab/> <text:s text:c="4"/>G<text:line-break/>But I just want you to know</text:p>
      <text:p text:style-name="P5"><text:tab/><text:tab/> <text:s text:c="7"/>F<text:line-break/>I hope he buys you flowers<text:line-break/>G <text:s text:c="2"/><text:tab/><text:tab/><text:tab/> <text:s/>C<text:line-break/> <text:s text:c="3"/>I hope he holds your hand<text:line-break/><text:tab/><text:tab/>F<text:line-break/>Give you all his hours<text:line-break/>G<text:tab/><text:tab/>C<text:line-break/> <text:s text:c="2"/>When he has the chance<text:line-break/><text:tab/><text:tab/> <text:s text:c="8"/>F<text:line-break/>Take you to every party<text:line-break/> <text:s/><text:tab/> <text:s text:c="7"/>G<text:tab/><text:tab/><text:tab/> <text:s text:c="11"/>Am<text:line-break/>'Cause I remember how much you loved to dance<text:line-break/>D7<text:tab/><text:tab/> <text:s text:c="4"/>F<text:line-break/>Do all the things I should have done<text:line-break/>Fm <text:s/><text:tab/><text:tab/> <text:s text:c="10"/>C<text:line-break/> <text:s text:c="5"/>When I was your man<text:line-break/>D7<text:tab/><text:tab/> <text:s text:c="3"/>F<text:line-break/>Do all the things I should have done<text:line-break/>Fm<text:tab/><text:tab/> <text:s text:c="8"/>C<text:line-break/> <text:s text:c="4"/>When I was your ma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és Hojnadel</meta:initial-creator>
    <meta:creation-date>2019-01-15T11:35:08.26</meta:creation-date>
    <dc:date>2019-01-15T12:23:48.82</dc:date>
    <dc:creator>Andrés Hojnadel</dc:creator>
    <meta:editing-duration>PT13M48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2" meta:paragraph-count="5" meta:word-count="408" meta:character-count="2193"/>
  </office:meta>
</office:document-meta>
</file>